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sans-serif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2">
      <style:paragraph-properties fo:text-align="center" style:justify-single-word="false"/>
      <style:text-properties style:font-name="Liberation Sans" fo:font-size="18pt" style:font-size-asian="18pt" style:font-size-complex="18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 style:master-page-name="">
      <loext:graphic-properties draw:fill="none"/>
      <style:paragraph-properties fo:margin-left="0cm" fo:margin-right="-1.101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size="15pt" style:font-size-asian="15pt" style:font-size-complex="15pt"/>
    </style:style>
    <style:style style:name="P5" style:family="paragraph" style:parent-style-name="Text_20_body">
      <loext:graphic-properties draw:fill="none"/>
      <style:paragraph-properties fo:margin-left="0cm" fo:margin-right="-1.101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ize="15pt" style:font-size-asian="15pt" style:font-size-complex="15pt"/>
    </style:style>
    <style:style style:name="P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size="16pt" style:font-size-asian="16pt" style:font-size-complex="16pt"/>
    </style:style>
    <style:style style:name="P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ize="15pt" style:font-size-asian="15pt" style:font-size-complex="15pt"/>
    </style:style>
    <style:style style:name="T4" style:family="text">
      <style:text-properties fo:font-variant="normal" fo:text-transform="none" style:font-name="Source Sans Pro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bookmark text:name="js-article-title"/>A história da Internet: pré-década de 60 até anos 80</text:h>
      <text:p text:style-name="P3"><text:span text:style-name="T3"/></text:p>
      <text:p text:style-name="P4">A história da Internet remonta ao período pré-década de 60, com o surgimento de tecnologias e conceitos que pavimentaram o caminho para a criação da rede global de comunicação que conhecemos hoje.</text:p>
      <text:p text:style-name="P5">Na década de 1960, pesquisadores e acadêmicos começaram a desenvolver conceitos e tecnologias fundamentais para a criação de uma rede de computadores interconectados. O conceito de redes de comutação de pacotes foi introduzido, permitindo a transmissão de dados divididos em pequenos pacotes que poderiam ser roteados independentemente.</text:p>
      <text:p text:style-name="P5">Em 1969, a ARPANET (Advanced Research Projects Agency Network) foi estabelecida nos Estados Unidos pelo Departamento de Defesa dos EUA. Foi a primeira rede de comutação de pacotes a utilizar o protocolo TCP/IP, que se tornaria a base da Internet moderna. A ARPANET permitiu a troca de informações entre universidades e centros de pesquisa.</text:p>
      <text:p text:style-name="P5">Durante a década de 70, a ARPANET continuou a se expandir, adicionando mais nós e instituições à rede. O email foi introduzido como uma forma de comunicação eletrônica e o protocolo TCP/IP foi refinado.</text:p>
      <text:p text:style-name="P5">Na década de 80, com o surgimento de outras redes de computadores, como a BITNET e a CSNET, foi percebido que seria benéfico conectar essas redes em uma única rede global. Isso levou à criação da NSFNET (National Science Foundation Network) nos Estados Unidos em 1986.</text:p>
      <text:p text:style-name="P5">A NSFNET expandiu rapidamente sua infraestrutura de rede, fornecendo conexões de alta velocidade para instituições de pesquisa e universidades em todo o país. A Internet começou a se tornar mais acessível e utilizada para fins acadêmicos e de pesquisa.</text:p>
      <text:p text:style-name="P5">Ao longo da década de 80, a Internet continuou a crescer e evoluir. O World Wide Web (WWW), um sistema de hipertexto que permitia a navegação por documentos interconectados, foi desenvolvido por Tim Berners-Lee em 1989. O WWW trouxe uma interface amigável e intuitiva para a Internet, facilitando o acesso e o compartilhamento de informações.</text:p>
      <text:p text:style-name="P5">No final da década de 80, a Internet estava se tornando mais aberta ao público em geral. Embora ainda fosse principalmente utilizada por acadêmicos, pesquisadores e entusiastas da tecnologia, a base para a revolução digital e a expansão da Internet em todo o mundo estava estabelecida.</text:p>
      <text:h text:style-name="P1" text:outline-level="2"><text:bookmark text:name="js-article-title1"/><text:soft-page-break/>A história da Internet: a década de 1990</text:h>
      <text:p text:style-name="P3"/>
      <text:p text:style-name="P6">Durante a década de 1990, a Internet passou por um período de rápido crescimento e transformação, levando à sua popularização e à criação de serviços e tecnologias que tiveram um impacto duradouro.</text:p>
      <text:p text:style-name="P7">O desenvolvimento mais significativo dessa década foi a criação da World Wide Web (WWW) por Tim Berners-Lee em 1989. Nos anos 90, o uso da WWW explodiu, com a criação de navegadores como o Mosaic e, posteriormente, o Netscape Navigator. Isso tornou a navegação na Internet mais fácil e acessível para usuários não técnicos.</text:p>
      <text:p text:style-name="P7">Além da WWW, outras tecnologias e serviços surgiram durante essa década. O protocolo HTTP (Hypertext Transfer Protocol) foi desenvolvido para permitir a transferência de dados na web. O e-mail se tornou uma forma popular de comunicação eletrônica e os serviços de mensagens instantâneas, como o ICQ e o AOL Instant Messenger, ganharam popularidade.</text:p>
      <text:p text:style-name="P7">A década de 1990 também testemunhou o surgimento das primeiras lojas online, como a Amazon, que começou como uma livraria online e se expandiu para se tornar uma das maiores empresas de comércio eletrônico do mundo.</text:p>
      <text:p text:style-name="P7">Em termos de infraestrutura, a expansão da Internet continuou com a criação de redes de alta velocidade, como a NSFNET nos Estados Unidos e o desenvolvimento de protocolos de comunicação mais avançados. A velocidade de conexão à Internet melhorou significativamente com a introdução das conexões de banda larga, substituindo as conexões dial-up mais lentas.</text:p>
      <text:p text:style-name="P7">A década de 1990 também foi marcada pelo surgimento das primeiras empresas de tecnologia de ponta, como a Microsoft e a Google, que lançaram produtos e serviços inovadores que moldaram a maneira como usamos a Internet hoje em dia.</text:p>
      <text:p text:style-name="P7">Em suma, a década de 1990 foi um período de rápido crescimento e transformação para a Internet, com a popularização da World Wide Web, o surgimento de serviços e tecnologias inovadoras, bem como o estabelecimento de infraestruturas que pavimentaram o caminho para o mundo digital em que vivemos atualm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79cm" fo:margin-right="1.92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36:44.059542538</meta:creation-date>
    <dc:date>2023-05-15T12:49:50.891582186</dc:date>
    <meta:editing-duration>PT2M56S</meta:editing-duration>
    <meta:editing-cycles>1</meta:editing-cycles>
    <meta:document-statistic meta:table-count="0" meta:image-count="0" meta:object-count="0" meta:page-count="2" meta:paragraph-count="17" meta:word-count="688" meta:character-count="4288" meta:non-whitespace-character-count="3617"/>
    <meta:generator>LibreOffice/7.3.7.2$Linux_X86_64 LibreOffice_project/30$Build-2</meta:generator>
  </office:meta>
</office:document-meta>
</file>